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37.75mm"/>
    </style:style>
    <style:style style:name="co4" style:family="table-column">
      <style:table-column-properties fo:break-before="auto" style:column-width="29.99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fo:border-bottom="0.74pt solid #8eaadb" style:diagonal-bl-tr="none" style:diagonal-tl-br="none" style:text-align-source="fix" style:repeat-content="false" fo:wrap-option="wrap" fo:border-left="0.74pt solid #8eaadb" style:direction="ltr" fo:border-right="0.74pt solid #8eaad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fo:border-bottom="0.74pt solid #8eaadb" style:diagonal-bl-tr="none" style:diagonal-tl-br="none" style:text-align-source="fix" style:repeat-content="false" fo:wrap-option="no-wrap" fo:border-left="0.74pt solid #8eaadb" style:direction="ltr" fo:border-right="0.74pt solid #8eaad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8eaadb" style:direction="ltr" fo:border-right="0.74pt solid #8eaad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default-cell-style-name="ce9"/>
        <table:table-column table:style-name="co3" table:number-columns-repeated="101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Status</text:p>
          </table:table-cell>
          <table:table-cell table:style-name="ce8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Decrement 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 = -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!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Writes B to Memory[A], word siz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!! @@ &amp;&amp;</text:p>
          </table:table-cell>
          <table:table-cell table:style-name="ce2"/>
          <table:table-cell office:value-type="string" calcext:value-type="string">
            <text:p>Follows a variable "call". Rewrites that call to either ld (addr),hl ; ex de,hl:ld hl,(addr) ; ex de,hl:ld hl,addr respective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 = A *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,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Compile word in A into memor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;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Compiles RET.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@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Reads Memory[A] to A, word siz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dds B to A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+!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dds B to Memory[A], word siz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++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Increment A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&lt;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ets A to -1 if B &lt; A, otherwise A = 0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=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et A to -1 if A == B, otherwise A = 0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0&lt;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ets A to -1 if A &lt; 0, 0 otherwis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0=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ets A to -1 if A &lt; 0, 0 otherwis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2* 4* 16*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Multiply A by 2, 4 or 16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2/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rithmetic divide A by 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&gt;b b&gt;a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Copy A to B, Copy B to 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b&gt;r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ave Register Sta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d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 = A &amp;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egin .. end</text:p>
          </table:table-cell>
          <table:table-cell table:style-name="ce2"/>
          <table:table-cell office:value-type="string" calcext:value-type="string">
            <text:p>Repeat forev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egin .. -until/until</text:p>
          </table:table-cell>
          <table:table-cell table:style-name="ce2"/>
          <table:table-cell office:value-type="string" calcext:value-type="string">
            <text:p>Repeat code until A is non-zero or nega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reak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Encode break for Cspect.ex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swap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wap byte halves of 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!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Writes B to Memory[A], by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,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Compile lowest byte of A into memor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@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Reads A from Memory[A], by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py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Copy memory at B to memory at A, size in work vari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ule.end</text:p>
          </table:table-cell>
          <table:table-cell table:style-name="ce2"/>
          <table:table-cell office:value-type="string" calcext:value-type="string">
            <text:p>Checks page same as that saved in module, errors if not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r!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Write the byte in B at Memory[A], the page being in the work vari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r@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Read the byte at Memory[A], the page being in the work vari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ll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Copy byte B to memory at A for count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or .. next</text:p>
          </table:table-cell>
          <table:table-cell table:style-name="ce2"/>
          <table:table-cell office:value-type="string" calcext:value-type="string">
            <text:p>Execute loop A times. A has the value A-1 to 0 at the start of each iteration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lt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top running progra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x!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Writes word B in hexadecimal at position 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2"/>
          <table:table-cell office:value-type="string" calcext:value-type="string">
            <text:p>Get for/next loop value ; doesn't work if stack changed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f/-if .. then</text:p>
          </table:table-cell>
          <table:table-cell table:style-name="ce2"/>
          <table:table-cell office:value-type="string" calcext:value-type="string">
            <text:p>Execute code if non zero or nega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key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-&gt;B, A becomes key pres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odule</text:p>
          </table:table-cell>
          <table:table-cell table:style-name="ce2"/>
          <table:table-cell office:value-type="string" calcext:value-type="string">
            <text:p>Saves current pag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t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 = Logical Not of A (one's complement, not 0=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 = A |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!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Port(A) = B lower byte , uses whole 16 bit for port addres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@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 = Port(A), uses whole 16 bit for port addres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p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-&gt; B then Pop A off the return stac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Push A on the return stac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&gt;ab r&gt;bb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Restore Register state ; one allows A to return A val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creen!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tore word B at screen position A. The lower byte is a character (32-127), bits 8..10 specify a colour, standard spectrum format.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creen.clear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Clear scree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creen.mode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et mode to A - A is 0:Spectrum 48k 1:Layer 2 2:Low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wap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Swap A and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ariable</text:p>
          </table:table-cell>
          <table:table-cell table:style-name="ce2"/>
          <table:table-cell office:value-type="string" calcext:value-type="string">
            <text:p>Compiles space to return (so call does nothing) followed by space for one word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xor</text:p>
          </table:table-cell>
          <table:table-cell table:style-name="ce7" office:value-type="string" calcext:value-type="string">
            <text:p>Tested</text:p>
          </table:table-cell>
          <table:table-cell office:value-type="string" calcext:value-type="string">
            <text:p>A = A xor B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9.05mm" fo:margin-bottom="3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8:48:40.557932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creation-date>2018-11-19T14:35:51</meta:creation-date>
    <dc:date>2018-11-23T18:49:06.933230305</dc:date>
    <meta:generator>LibreOffice/6.1.3.2$Linux_X86_64 LibreOffice_project/10$Build-2</meta:generator>
    <meta:editing-duration>PT1M44S</meta:editing-duration>
    <meta:editing-cycles>3</meta:editing-cycles>
    <meta:document-statistic meta:table-count="1" meta:cell-count="1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